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h text:style-name="Heading_20_3" text:outline-level="3">Introducción</text:h>
      <text:p text:style-name="Text_20_body"><text:span text:style-name="Strong_20_Emphasis">Esta sección trata sobre un problema fundamental: nuestra dificultad para comprender la realidad con claridad.</text:span><text:line-break/>Y, sin embargo, lo más sorprendente es que eso no parece importar demasiado.</text:p>
      <text:p text:style-name="Text_20_body">Cuando llegamos al mundo, lo hacemos completamente a ciegas.<text:line-break/>No sabemos dónde estamos.<text:line-break/>No sabemos quiénes somos, ni cómo funciona el entorno que nos rodea.<text:line-break/>Ignoramos los peligros, no entendemos lo que necesitamos ni cómo conseguirlo.<text:line-break/>Y, a pesar de todo, sobrevivimos.<text:line-break/><text:span text:style-name="Strong_20_Emphasis">Actuamos sin entender… y funciona.</text:span></text:p>
      <text:p text:style-name="Text_20_body">Esto es posible gracias a una forma de pensar que, aunque imperfecta, nos permite orientarnos en lo desconocido.<text:line-break/>Nuestros razonamientos, aun siendo incompletos o erróneos, nos dan resultados lo bastante buenos como para avanzar, adaptarnos y persistir.</text:p>
      <text:p text:style-name="Text_20_body">Eso nos revela algo importante:<text:line-break/><text:span text:style-name="Strong_20_Emphasis">no necesitamos comprenderlo todo para cumplir con nuestra misión.</text:span><text:line-break/>No necesitamos tener respuestas exactas para vivir de forma plena y significativa.<text:line-break/>Hacemos lo que debemos hacer, incluso sin saber exactamente qué es lo que debemos hacer.<text:line-break/>El éxito está integrado en el diseño.</text:p>
      <text:p text:style-name="Text_20_body">Nuestra mente no es infalible, pero sí es extraordinariamente eficiente para lo que fue creada.<text:line-break/>La inteligencia que nos diseñó no cometió errores: nacemos equipados con lo necesario.<text:line-break/>Cada uno de nosotros ha sido creado para realizar un trabajo —una tarea profunda y única— y, de una forma u otra, lo haremos.<text:line-break/><text:span text:style-name="Strong_20_Emphasis">Sin fallo.</text:span></text:p>
      <text:p text:style-name="Text_20_body">Y sin embargo, al final de nuestra vida, después de haber aprendido, experimentado, explorado…<text:line-break/>es probable que aún no sepamos con certeza qué ha sido todo esto.<text:line-break/>No sabremos del todo qué es la vida, ni por qué estamos aquí.</text:p>
      <text:p text:style-name="Text_20_body">Este no es un defecto.<text:line-break/>Es parte del misterio.<text:line-break/>Y también del diseño.</text:p>
      <text:p text:style-name="Horizontal_20_Line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Horizontal_20_Line"/>
      <text:p text:style-name="Text_20_body">Estos hechos parecen demostrar algo profundo:<text:line-break/>que no es necesario ver la realidad con total claridad, ni entender cada detalle con precisión matemática, para vivir bien.<text:line-break/>Podemos atravesar la vida, cumplir nuestros propósitos, experimentar amor, belleza, alegría —incluso saborear la felicidad— sin saber exactamente qué está ocurriendo a nuestro alrededor.<text:line-break/>Y eso es maravilloso.</text:p>
      <text:p text:style-name="Text_20_body">Pero hay algo en nosotros que no se conforma con eso.<text:line-break/>Nos gusta saber.<text:line-break/>Queremos entender.<text:line-break/>Buscamos incansablemente respuestas.<text:line-break/>Deseamos desvelar cada secreto, comprender los misterios que nos rodean, ponerle nombre a todo lo desconocido.</text:p>
      <text:p text:style-name="Text_20_body">Esa búsqueda es noble, pero también difícil.<text:line-break/>Comprender el mundo requiere un esfuerzo inmenso, y no solo por la complejidad de la realidad externa. Parte del desafío está dentro de nosotros:<text:line-break/>en la forma en que pensamos.</text:p>
      <text:p text:style-name="Text_20_body">Nuestra mente ha sido diseñada para actuar con eficacia, no necesariamente para conocer con precisión.<text:line-break/>Está afinada para lo urgente, para lo práctico, para lo vital.<text:line-break/>Y aunque eso la hace poderosa para resolver problemas concretos, también puede volverla vulnerable cuando se enfrenta a verdades abstractas o complejas.<text:line-break/>A veces ve lo que quiere ver. A veces completa huecos con ilusiones. A veces distorsiona, inventa, interpreta.</text:p>
      <text:p text:style-name="Text_20_body">Por eso, antes de seguir adelante, vale la pena hacer una pausa y observar cómo pensamos.<text:line-break/>Este capítulo no busca dar respuestas definitivas ni hacer un tratado sobre la mente humana.<text:line-break/>Solo queremos señalar algunas piezas clave del proceso de razonamiento, y entender cómo ciertos elementos pueden crear confusión o distorsionar lo que percibimos como verdad.</text:p>
      <text:p text:style-name="Text_20_body">Y entre esos elementos, uno de los más fascinantes y peligrosos es la imaginación.</text:p>
      <text:p text:style-name="Text_20_body">Empecemos por ahí.</text:p>
      <text:p text:style-name="Horizontal_20_Line"/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5-25T10:55:29.261000000</meta:creation-date>
    <dc:date>2025-05-25T19:38:27.999000000</dc:date>
    <meta:editing-duration>PT10M26S</meta:editing-duration>
    <meta:editing-cycles>2</meta:editing-cycles>
    <meta:generator>LibreOffice/7.3.5.2$Windows_X86_64 LibreOffice_project/184fe81b8c8c30d8b5082578aee2fed2ea847c01</meta:generator>
    <meta:document-statistic meta:table-count="0" meta:image-count="0" meta:object-count="0" meta:page-count="2" meta:paragraph-count="15" meta:word-count="533" meta:character-count="3388" meta:non-whitespace-character-count="2870"/>
  </office:meta>
</office:document-meta>
</file>